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33982" officeooo:paragraph-rsid="00033982"/>
    </style:style>
    <style:style style:name="T1" style:family="text">
      <style:text-properties officeooo:rsid="0003398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ontrol flow validatio<text:span text:style-name="T1">n</text:span></text:h>
      <text:p text:style-name="P1">Because the Java code has been validated to the state description and the transition table, which, in turn, have been validated with the UPPAAL model and shown to be correct and in tune with the initial description of the sorting machine. This means that the Java program, being a one-to-one translation of the finite state automaton, also has a correct control fl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4T13:46:29.726619241</meta:creation-date>
    <dc:date>2015-03-24T14:00:41.135342787</dc:date>
    <meta:editing-duration>PT13M55S</meta:editing-duration>
    <meta:editing-cycles>3</meta:editing-cycles>
    <meta:generator>LibreOffice/4.3.3.2$Linux_X86_64 LibreOffice_project/430m0$Build-2</meta:generator>
    <meta:document-statistic meta:table-count="0" meta:image-count="0" meta:object-count="0" meta:page-count="1" meta:paragraph-count="2" meta:word-count="65" meta:character-count="390" meta:non-whitespace-character-count="327"/>
  </office:meta>
</office:document-meta>
</file>